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fo:font-weight="bold" style:font-weight-asian="bold" style:font-weight-complex="bold"/>
    </style:style>
    <style:style style:name="P7" style:family="paragraph" style:parent-style-name="Standard" style:list-style-name="L2">
      <style:paragraph-properties fo:text-align="justify" style:justify-single-word="false"/>
    </style:style>
    <style:style style:name="P8" style:family="paragraph" style:parent-style-name="Standard" style:list-style-name="L1">
      <style:paragraph-properties fo:text-align="justify" style:justify-single-word="false"/>
    </style:style>
    <style:style style:name="P9" style:family="paragraph" style:parent-style-name="Standard" style:list-style-name="L1">
      <style:text-properties officeooo:rsid="001b91ff" officeooo:paragraph-rsid="001b91ff"/>
    </style:style>
    <style:style style:name="P10" style:family="paragraph" style:parent-style-name="Standard">
      <style:text-properties officeooo:rsid="001edd9b" officeooo:paragraph-rsid="001edd9b"/>
    </style:style>
    <style:style style:name="P11" style:family="paragraph" style:parent-style-name="Standard" style:list-style-name="L1">
      <style:text-properties officeooo:rsid="00220db0" officeooo:paragraph-rsid="00220db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91ff" style:font-weight-asian="bold" style:font-weight-complex="bold"/>
    </style:style>
    <style:style style:name="T3" style:family="text">
      <style:text-properties officeooo:rsid="0019eea0"/>
    </style:style>
    <style:style style:name="T4" style:family="text">
      <style:text-properties officeooo:rsid="001b91ff"/>
    </style:style>
    <style:style style:name="T5" style:family="text">
      <style:text-properties officeooo:rsid="001d0504"/>
    </style:style>
    <style:style style:name="T6" style:family="text">
      <style:text-properties officeooo:rsid="001e7e41"/>
    </style:style>
    <style:style style:name="T7" style:family="text">
      <style:text-properties officeooo:rsid="0020b570"/>
    </style:style>
    <style:style style:name="T8" style:family="text">
      <style:text-properties officeooo:rsid="0020b61b"/>
    </style:style>
    <style:style style:name="T9" style:family="text">
      <style:text-properties officeooo:rsid="0021c55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éxico, CDMX <text:span text:style-name="T3">&lt;&lt;dia&gt;&gt;</text:span> de <text:span text:style-name="T3">&lt;&lt;mes&gt;&gt;</text:span> de <text:span text:style-name="T3">&lt;&lt;año&gt;&gt;</text:span></text:p>
      <text:p text:style-name="Standard"/>
      <text:p text:style-name="P1"><text:tab/><text:span text:style-name="T3">&lt;&lt;Nombre de cliente&gt;&gt;</text:span></text:p>
      <text:p text:style-name="P1"><text:tab/>PRESENTE.</text:p>
      <text:p text:style-name="P1"/>
      <text:list xml:id="list1327740134" text:style-name="L1">
        <text:list-item>
          <text:p text:style-name="P6">PROPUESTA</text:p>
          <text:p text:style-name="P5"/>
          <text:p text:style-name="P5">a) <text:span text:style-name="T1">Arquitectura</text:span></text:p>
          <text:p text:style-name="P5"/>
          <text:p text:style-name="P5">1. Recomiendo desarrollar dos aplicaciones web separadas, una para Administración y otra para Clientes, con el fin de facilitar el mantenimiento de las mismas. El almacenamiento de información será en un almacén de datos en la nube.</text:p>
        </text:list-item>
      </text:list>
      <text:p text:style-name="P3"/>
      <text:p text:style-name="P3"><text:tab/>b) <text:span text:style-name="T1">Tecnologías</text:span></text:p>
      <text:p text:style-name="P3"/>
      <text:list xml:id="list2240737558" text:style-name="L2">
        <text:list-item>
          <text:list>
            <text:list-item>
              <text:list>
                <text:list-item>
                  <text:p text:style-name="P7">Hosting de aplicaciones web, Heroku (hosting del desarrollador) en fase de desarrollo. Pendiente por determinar proveedor para producción, el cliente deberá abrir una cuenta propia con el proveedor seleccionado.</text:p>
                  <text:p text:style-name="P7"/>
                </text:list-item>
                <text:list-item>
                  <text:p text:style-name="P7">Hosting de almacenamiento de información, MongoDB Atlas (cluster del desarrollador) en fase de desarrollo. Para producción, el Cliente deberá abrir una cuenta propia.</text:p>
                  <text:p text:style-name="P7"/>
                </text:list-item>
                <text:list-item>
                  <text:p text:style-name="P7">Lenguage de desarrollo. JavaScript con NodeJS, Bootstrap para diseño responsivo (despliegue de pantalla se adapta al dispositivo PC, Tablet, Móbil).</text:p>
                </text:list-item>
              </text:list>
            </text:list-item>
          </text:list>
        </text:list-item>
      </text:list>
      <text:p text:style-name="Standard"/>
      <text:p text:style-name="Standard"/>
      <text:list xml:id="list213951093206881" text:continue-list="list1327740134" text:style-name="L1">
        <text:list-item>
          <text:p text:style-name="P6">COSTO</text:p>
          <text:p text:style-name="P5"/>
          <text:p text:style-name="P5"><text:span text:style-name="T2">&lt;&lt;</text:span><text:span text:style-name="T1">$</text:span><text:span text:style-name="T2">0</text:span><text:span text:style-name="T1">.00</text:span><text:span text:style-name="T2">&gt;&gt;</text:span> (<text:span text:style-name="T4">&lt;&lt;cantidad en letra&gt;&gt;</text:span> PESOS //100) + IVA</text:p>
          <text:p text:style-name="P9">Condiciones de pago:</text:p>
          <text:p text:style-name="P9">Anticipo: 30% <text:span text:style-name="T9">a la firma de aceptación de esta propuesta.</text:span></text:p>
          <text:p text:style-name="P9">2 pagos<text:span text:style-name="T5"> </text:span>de &lt;&lt;$0.00&gt;&gt; <text:span text:style-name="T5">cada </text:span>uno, un<text:span text:style-name="T7">o</text:span> <text:span text:style-name="T7">el &lt;&lt;fecha 2o pago&gt;&gt;</text:span> y uno contra entrega final <text:span text:style-name="T7">del código fuente</text:span>.</text:p>
          <text:p text:style-name="P11">El costo final puede variar en caso de que cambie el alcance y funcionalidad requeridos, previa autorización del cliente.</text:p>
        </text:list-item>
      </text:list>
      <text:p text:style-name="Standard"/>
      <text:p text:style-name="Standard"/>
      <text:list xml:id="list213950487746648" text:continue-numbering="true" text:style-name="L1">
        <text:list-item>
          <text:p text:style-name="P6">TIEMPO DE ENTREGA</text:p>
          <text:p text:style-name="P5"/>
        </text:list-item>
      </text:list>
      <text:p text:style-name="P3"><text:tab/>Estimo <text:span text:style-name="T4">&lt;&lt;xx&gt;&gt;</text:span><text:span text:style-name="T1"> días naturales</text:span> a partir de la fecha de aceptacion de esta propuesta y basado en los requerimientos conocidos al momento de <text:span text:style-name="T8">la realización de </text:span>esta propuesta y se encuentra esbozado en los prototipos iniciales.</text:p>
      <text:p text:style-name="P3"/>
      <text:p text:style-name="P3"/>
      <text:list xml:id="list213951273863834" text:continue-numbering="true" text:style-name="L1">
        <text:list-item>
          <text:p text:style-name="P6">METODOLGIA DE TRABAJO</text:p>
          <text:p text:style-name="P5"/>
          <text:p text:style-name="P5">El desarrollador presentará un prototipo inicial, el cual el Cliente revisará y retroalimentará al Desarrollador para ir incrementando paulatinamente la funcionalidad implementada. Los incrementos serán publicados en Heroku conforme se vayan implementando. <text:span text:style-name="T6">Las revisiones con </text:span><text:soft-page-break/><text:span text:style-name="T6">el cliente serán una vez cada semana, el día viernes.</text:span></text:p>
        </text:list-item>
      </text:list>
      <text:p text:style-name="Standard"/>
      <text:p text:style-name="Standard"/>
      <text:list xml:id="list213951502692300" text:continue-numbering="true" text:style-name="L1">
        <text:list-item>
          <text:p text:style-name="P6">OTROS</text:p>
          <text:p text:style-name="P5"/>
          <text:p text:style-name="P8"><text:span text:style-name="T6">a</text:span>) En el url <text:a xlink:type="simple" xlink:href="https://radtechmx-ecomm-prototype.herokuapp.com/" text:style-name="Internet_20_link" text:visited-style-name="Visited_20_Internet_20_Link">https://</text:a><text:a xlink:type="simple" xlink:href="https://radtechmx-ecomm-prototype.herokuapp.com/" text:style-name="Internet_20_link" text:visited-style-name="Visited_20_Internet_20_Link"><text:span text:style-name="T6">cliente</text:span></text:a><text:a xlink:type="simple" xlink:href="https://radtechmx-ecomm-prototype.herokuapp.com/" text:style-name="Internet_20_link" text:visited-style-name="Visited_20_Internet_20_Link">.herokuapp.com/</text:a> puedes ver el esqueleto de la aplicación para Clientes (son únicamente pantallas sin maquillar).</text:p>
          <text:p text:style-name="P8"/>
          <text:p text:style-name="P8"><text:span text:style-name="T6">b</text:span>) E<text:span text:style-name="T6">n e</text:span>l url <text:a xlink:type="simple" xlink:href="https://xxx.herokuapp.com/" text:style-name="Internet_20_link" text:visited-style-name="Visited_20_Internet_20_Link"><text:span text:style-name="T6">https://admon.herokuapp.com</text:span></text:a><text:span text:style-name="T6"> puedes ver</text:span> la aplicación para Administrador, <text:span text:style-name="T6">igualmente son pantallas sin maquillar</text:span>.</text:p>
          <text:p text:style-name="P8"/>
          <text:p text:style-name="P8"><text:span text:style-name="T6">c</text:span>) Los costos de almacenamiento, tráfico y plan contratado con los proveedores en la nube, para la implementación en producción serán cubiertos por el Cliente. <text:span text:style-name="T9">El desarrollador proporcionará cotizaciones de planes para elección del cliente de acuerdo a las necesidades.</text:span></text:p>
          <text:p text:style-name="P8"/>
          <text:p text:style-name="P8"/>
        </text:list-item>
      </text:list>
      <text:p text:style-name="P3"/>
      <text:p text:style-name="P3"/>
      <text:p text:style-name="P3"/>
      <text:list xml:id="list213949558005843" text:continue-numbering="true" text:style-name="L1">
        <text:list-header>
          <text:p text:style-name="P5"/>
        </text:list-header>
      </text:list>
      <text:p text:style-name="Standard"/>
      <text:p text:style-name="P10">&lt;&lt;Nombre proveedor&gt;&gt;</text:p>
      <text:p text:style-name="P10">&lt;&lt;Datos de contacto&gt;&gt;</text:p>
      <text:p text:style-name="Standard"/>
      <text:p text:style-name="P4">Propuesta-V1.0.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0:13:32.34</meta:creation-date>
    <dc:date>2020-11-19T21:39:49.392057265</dc:date>
    <meta:editing-duration>PT53M28S</meta:editing-duration>
    <meta:editing-cycles>28</meta:editing-cycles>
    <meta:generator>LibreOffice/6.0.7.3$Linux_X86_64 LibreOffice_project/00m0$Build-3</meta:generator>
    <meta:document-statistic meta:table-count="0" meta:image-count="0" meta:object-count="0" meta:page-count="2" meta:paragraph-count="27" meta:word-count="362" meta:character-count="2427" meta:non-whitespace-character-count="2096"/>
  </office:meta>
</office:document-meta>
</file>